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90ce" officeooo:paragraph-rsid="001e90ce"/>
    </style:style>
    <style:style style:name="P2" style:family="paragraph" style:parent-style-name="Standard">
      <style:text-properties officeooo:rsid="001e90ce" officeooo:paragraph-rsid="001e90ce"/>
    </style:style>
    <style:style style:name="P3" style:family="paragraph" style:parent-style-name="Standard">
      <style:text-properties officeooo:rsid="0020990a" officeooo:paragraph-rsid="0020990a"/>
    </style:style>
    <style:style style:name="T1" style:family="text">
      <style:text-properties officeooo:rsid="002066b7"/>
    </style:style>
    <style:style style:name="T2" style:family="text">
      <style:text-properties officeooo:rsid="00220bf8"/>
    </style:style>
    <style:style style:name="T3" style:family="text">
      <style:text-properties officeooo:rsid="00230e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p</text:span>ython d<text:span text:style-name="T3">ata</text:span>b<text:span text:style-name="T3">ase</text:span>.py</text:p>
      <text:p text:style-name="P3"/>
      <text:p text:style-name="P1">python3 extract_embeddings.py --dataset dataset --embeddings output/embeddings.pickle --detector face_detection_model --embedding-model openface_nn4.small2.v1.t7 </text:p>
      <text:p text:style-name="P1"/>
      <text:p text:style-name="P1">python3 train_model.py --embeddings output/embeddings.pickle --recognizer output/recognizer.pickle --le output/le.pickle </text:p>
      <text:p text:style-name="P1"/>
      <text:p text:style-name="P1">python3 recognize.py --detector face_detection_model --embedding-model openface_nn4.small2.v1.t7 --recognizer output/recognizer.pickle --le output/le.pickle --image images/<text:span text:style-name="T1">(imagem para testar)</text:span>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5:38:29.185129099</meta:creation-date>
    <dc:date>2019-01-25T23:38:23.551061543</dc:date>
    <meta:editing-duration>PT7H13M4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46" meta:character-count="493" meta:non-whitespace-character-count="461"/>
  </office:meta>
</office:document-meta>
</file>